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099cm" style:rel-column-width="1190*"/>
    </style:style>
    <style:style style:name="Tabelle3.B" style:family="table-column">
      <style:table-column-properties style:column-width="10.105cm" style:rel-column-width="5729*"/>
    </style:style>
    <style:style style:name="Tabelle3.C" style:family="table-column">
      <style:table-column-properties style:column-width="2.298cm" style:rel-column-width="1303*"/>
    </style:style>
    <style:style style:name="Tabelle3.D" style:family="table-column">
      <style:table-column-properties style:column-width="2.498cm" style:rel-column-width="141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099cm" style:rel-column-width="1190*"/>
    </style:style>
    <style:style style:name="Tabelle2.B" style:family="table-column">
      <style:table-column-properties style:column-width="10.105cm" style:rel-column-width="5729*"/>
    </style:style>
    <style:style style:name="Tabelle2.C" style:family="table-column">
      <style:table-column-properties style:column-width="2.298cm" style:rel-column-width="1303*"/>
    </style:style>
    <style:style style:name="Tabelle2.D" style:family="table-column">
      <style:table-column-properties style:column-width="2.498cm" style:rel-column-width="141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17cm" style:rel-column-width="9638*"/>
    </style:style>
    <style:style style:name="Tabelle1.A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736a"/>
    </style:style>
    <style:style style:name="P2" style:family="paragraph" style:parent-style-name="Standard">
      <style:text-properties officeooo:rsid="0020736a"/>
    </style:style>
    <style:style style:name="P3" style:family="paragraph" style:parent-style-name="Standard">
      <style:text-properties officeooo:paragraph-rsid="00276a44"/>
    </style:style>
    <style:style style:name="P4" style:family="paragraph" style:parent-style-name="Standard">
      <style:text-properties officeooo:paragraph-rsid="00308687"/>
    </style:style>
    <style:style style:name="P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0pt" officeooo:rsid="0020736a" officeooo:paragraph-rsid="0020736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20736a" officeooo:paragraph-rsid="0020736a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officeooo:rsid="0020736a" officeooo:paragraph-rsid="00224ce7" style:font-size-asian="10pt" style:font-size-complex="10pt"/>
    </style:style>
    <style:style style:name="P9" style:family="paragraph" style:parent-style-name="Table_20_Contents">
      <style:text-properties fo:font-size="11pt" fo:font-weight="bold" officeooo:rsid="0020736a" officeooo:paragraph-rsid="00276a44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officeooo:rsid="0020736a" officeooo:paragraph-rsid="00276a4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bold" officeooo:rsid="0020736a" officeooo:paragraph-rsid="00308687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font-size="11pt" fo:font-weight="bold" officeooo:rsid="0020736a" officeooo:paragraph-rsid="00308687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11pt" fo:font-weight="bold" officeooo:rsid="0025c96e" officeooo:paragraph-rsid="00276a44" style:font-size-asian="11pt" style:font-weight-asian="bold" style:font-size-complex="11pt" style:font-weight-complex="bold"/>
    </style:style>
    <style:style style:name="P14" style:family="paragraph" style:parent-style-name="Heading_20_1">
      <style:text-properties officeooo:paragraph-rsid="0034ba98"/>
    </style:style>
    <style:style style:name="T1" style:family="text">
      <style:text-properties officeooo:rsid="002aabde"/>
    </style:style>
    <style:style style:name="T2" style:family="text">
      <style:text-properties officeooo:rsid="0034ba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FOR EACH o</text:text-input></text:p>
      <text:p text:style-name="Standard"><text:span text:style-name="T1"><text:text-input text:description="&lt;for each=&quot;version in pricelist_versions(o)&quot;&gt;">FOR EACH version</text:text-input></text:span></text:p>
      <text:h text:style-name="P14" text:outline-level="1"><text:text-input text:description="&lt;version.name&gt;">NAME</text:text-input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9">Referenz</text:p>
          </table:table-cell>
          <table:table-cell table:style-name="Tabelle3.A1" office:value-type="string">
            <text:p text:style-name="P9">Name</text:p>
          </table:table-cell>
          <table:table-cell table:style-name="Tabelle3.A1" office:value-type="string">
            <text:p text:style-name="P10">Einheit</text:p>
          </table:table-cell>
          <table:table-cell table:style-name="Tabelle3.D1" office:value-type="string">
            <text:p text:style-name="P13"><text:span text:style-name="T2">Netto </text:span>Preis</text:p>
          </table:table-cell>
        </table:table-row>
      </table:table>
      <text:p text:style-name="P3"><text:text-input text:description="&lt;for each=&quot;cat in version.categories&quot;/&gt;">FOR EACH cat</text:text-input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"><text:text-input text:description="&lt;cat.name&gt;">CATEGORY NAME</text:text-input></text:p>
          </table:table-cell>
        </table:table-row>
      </table:table>
      <text:p text:style-name="Standard"><text:text-input text:description="&lt;for each=&quot;p in cat.products&quot;&gt;">FOR EACH p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6"><text:text-input text:description="&lt;p.product.default_code&gt;">CODE</text:text-input></text:p>
          </table:table-cell>
          <table:table-cell table:style-name="Tabelle2.A1" office:value-type="string">
            <text:p text:style-name="P6"><text:text-input text:description="&lt;p.product.name&gt;">NAME</text:text-input></text:p>
          </table:table-cell>
          <table:table-cell table:style-name="Tabelle2.A1" office:value-type="string">
            <text:p text:style-name="P7"><text:text-input text:description="&lt;p.product.uom_id.name&gt;">UOM</text:text-input></text:p>
          </table:table-cell>
          <table:table-cell table:style-name="Tabelle2.D1" office:value-type="string">
            <text:p text:style-name="P8"><text:text-input text:description="&lt;formatLang(p.price)&gt;">PRICE</text:text-input> <text:text-input text:description="&lt;version.currency.symbol&gt;">€</text:text-input></text:p>
          </table:table-cell>
        </table:table-row>
      </table:table>
      <text:p text:style-name="P1"><text:text-input text:description="&lt;/for&gt;">END FOR</text:text-input></text:p>
      <text:p text:style-name="Standard"><text:text-input text:description="&lt;/for&gt;">END FOR</text:text-input></text:p>
      <text:p text:style-name="Standard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09:42:03.441332113</meta:creation-date>
    <meta:generator>LibreOffice/4.2.8.2$Linux_X86_64 LibreOffice_project/420m0$Build-2</meta:generator>
    <dc:date>2015-11-05T12:10:42.309044017</dc:date>
    <meta:editing-duration>PT22M43S</meta:editing-duration>
    <meta:editing-cycles>16</meta:editing-cycles>
    <meta:document-statistic meta:table-count="3" meta:image-count="0" meta:object-count="0" meta:page-count="1" meta:paragraph-count="18" meta:word-count="63" meta:character-count="171" meta:non-whitespace-character-count="156"/>
  </office:meta>
</office:document-meta>
</file>